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99mm"/>
    </style:style>
    <style:style style:name="co3" style:family="table-column">
      <style:table-column-properties fo:break-before="auto" style:column-width="36.55mm"/>
    </style:style>
    <style:style style:name="co4" style:family="table-column">
      <style:table-column-properties fo:break-before="auto" style:column-width="56.13mm"/>
    </style:style>
    <style:style style:name="co5" style:family="table-column">
      <style:table-column-properties fo:break-before="auto" style:column-width="43.18mm"/>
    </style:style>
    <style:style style:name="co6" style:family="table-column">
      <style:table-column-properties fo:break-before="auto" style:column-width="3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1409a"/>
    </style:style>
    <style:style style:name="ce2" style:family="table-cell" style:parent-style-name="Default">
      <style:text-properties fo:color="#ba13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Default"/>
          <table:table-cell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init</text:p>
          </table:table-cell>
          <table:table-cell/>
        </table:table-row>
        <table:table-row table:style-name="ro1">
          <table:table-cell table:style-name="ce1" office:value-type="string" calcext:value-type="string">
            <text:p>r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.348" calcext:value-type="float">
            <text:p>11.348</text:p>
          </table:table-cell>
          <table:table-cell table:style-name="ce1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string" calcext:value-type="string">
            <text:p>r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.65" calcext:value-type="float">
            <text:p>5.65</text:p>
          </table:table-cell>
          <table:table-cell table:style-name="ce1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string" calcext:value-type="string">
            <text:p>r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.81" calcext:value-type="float">
            <text:p>7.81</text:p>
          </table:table-cell>
          <table:table-cell table:style-name="ce1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string" calcext:value-type="string">
            <text:p>r2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2.69" calcext:value-type="float">
            <text:p>32.69</text:p>
          </table:table-cell>
          <table:table-cell table:style-name="ce1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r2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4.82" calcext:value-type="float">
            <text:p>24.82</text:p>
          </table:table-cell>
          <table:table-cell table:style-name="ce1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r2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1.88" calcext:value-type="float">
            <text:p>31.88</text:p>
          </table:table-cell>
          <table:table-cell table:style-name="ce1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r75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133.7" calcext:value-type="float">
            <text:p>133.7</text:p>
          </table:table-cell>
          <table:table-cell table:style-name="ce1" office:value-type="float" office:value="750" calcext:value-type="float">
            <text:p>750</text:p>
          </table:table-cell>
          <table:table-cell/>
        </table:table-row>
        <table:table-row table:style-name="ro1">
          <table:table-cell table:style-name="ce1" office:value-type="string" calcext:value-type="string">
            <text:p>r75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36.41" calcext:value-type="float">
            <text:p>136.41</text:p>
          </table:table-cell>
          <table:table-cell table:style-name="ce1" office:value-type="float" office:value="750" calcext:value-type="float">
            <text:p>750</text:p>
          </table:table-cell>
          <table:table-cell/>
        </table:table-row>
        <table:table-row table:style-name="ro1">
          <table:table-cell table:style-name="ce1" office:value-type="string" calcext:value-type="string">
            <text:p>r7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121.91" calcext:value-type="float">
            <text:p>121.91</text:p>
          </table:table-cell>
          <table:table-cell table:style-name="ce1" office:value-type="float" office:value="750" calcext:value-type="float">
            <text:p>750</text:p>
          </table:table-cell>
          <table:table-cell/>
        </table:table-row>
        <table:table-row table:style-name="ro1">
          <table:table-cell table:style-name="ce1" office:value-type="string" calcext:value-type="string">
            <text:p>r10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176.76" calcext:value-type="float">
            <text:p>176.76</text:p>
          </table:table-cell>
          <table:table-cell table:style-name="ce1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1" office:value-type="string" calcext:value-type="string">
            <text:p>r10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170.98" calcext:value-type="float">
            <text:p>170.98</text:p>
          </table:table-cell>
          <table:table-cell table:style-name="ce1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1" office:value-type="string" calcext:value-type="string">
            <text:p>r100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177.92" calcext:value-type="float">
            <text:p>177.92</text:p>
          </table:table-cell>
          <table:table-cell table:style-name="ce1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1" office:value-type="string" calcext:value-type="string">
            <text:p>r150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271.82" calcext:value-type="float">
            <text:p>271.82</text:p>
          </table:table-cell>
          <table:table-cell table:style-name="ce1" office:value-type="float" office:value="1500" calcext:value-type="float">
            <text:p>1500</text:p>
          </table:table-cell>
          <table:table-cell/>
        </table:table-row>
        <table:table-row table:style-name="ro1">
          <table:table-cell table:style-name="ce1" office:value-type="string" calcext:value-type="string">
            <text:p>r15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293.11" calcext:value-type="float">
            <text:p>293.11</text:p>
          </table:table-cell>
          <table:table-cell table:style-name="ce1" office:value-type="float" office:value="1500" calcext:value-type="float">
            <text:p>1500</text:p>
          </table:table-cell>
          <table:table-cell/>
        </table:table-row>
        <table:table-row table:style-name="ro1">
          <table:table-cell table:style-name="ce1" office:value-type="string" calcext:value-type="string">
            <text:p>r15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290.79" calcext:value-type="float">
            <text:p>290.79</text:p>
          </table:table-cell>
          <table:table-cell table:style-name="ce1" office:value-type="float" office:value="1500" calcext:value-type="float">
            <text:p>1500</text:p>
          </table:table-cell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 table:formula="of:=[.B2]/[.E2]" office:value-type="float" office:value="0.04" calcext:value-type="float">
            <text:p>0.04</text:p>
          </table:table-cell>
          <table:table-cell/>
          <table:table-cell table:formula="of:=[.C2]/[.E2]" office:value-type="float" office:value="0.42" calcext:value-type="float">
            <text:p>0.42</text:p>
          </table:table-cell>
          <table:table-cell/>
          <table:table-cell table:formula="of:=[.D2]/[.E2]" office:value-type="float" office:value="0.22696" calcext:value-type="float">
            <text:p>0.22696</text:p>
          </table:table-cell>
          <table:table-cell/>
        </table:table-row>
        <table:table-row table:style-name="ro1">
          <table:table-cell table:formula="of:=[.B3]/[.E3]" office:value-type="float" office:value="0.02" calcext:value-type="float">
            <text:p>0.02</text:p>
          </table:table-cell>
          <table:table-cell table:formula="of:= (([.A20] + [.A21] + [.A22]) / 3)" office:value-type="float" office:value="0.02" calcext:value-type="float">
            <text:p>0.02</text:p>
          </table:table-cell>
          <table:table-cell table:formula="of:=[.C3]/[.E3]" office:value-type="float" office:value="0.28" calcext:value-type="float">
            <text:p>0.28</text:p>
          </table:table-cell>
          <table:table-cell table:formula="of:=AVERAGE([.C20]; [.C21];[.C22])" office:value-type="float" office:value="0.36" calcext:value-type="float">
            <text:p>0.36</text:p>
          </table:table-cell>
          <table:table-cell table:formula="of:=[.D3]/[.E3]" office:value-type="float" office:value="0.113" calcext:value-type="float">
            <text:p>0.113</text:p>
          </table:table-cell>
          <table:table-cell table:formula="of:=AVERAGE([.E20]; [.E21]; [.E22])" office:value-type="float" office:value="0.165386666666667" calcext:value-type="float">
            <text:p>0.165386666666667</text:p>
          </table:table-cell>
        </table:table-row>
        <table:table-row table:style-name="ro1">
          <table:table-cell table:formula="of:=[.B4]/[.E4]" office:value-type="float" office:value="0" calcext:value-type="float">
            <text:p>0</text:p>
          </table:table-cell>
          <table:table-cell/>
          <table:table-cell table:formula="of:=[.C4]/[.E4]" office:value-type="float" office:value="0.38" calcext:value-type="float">
            <text:p>0.38</text:p>
          </table:table-cell>
          <table:table-cell/>
          <table:table-cell table:formula="of:=[.D4]/[.E4]" office:value-type="float" office:value="0.1562" calcext:value-type="float">
            <text:p>0.1562</text:p>
          </table:table-cell>
          <table:table-cell/>
        </table:table-row>
        <table:table-row table:style-name="ro1">
          <table:table-cell table:formula="of:=[.B5]/[.E5]" office:value-type="float" office:value="0.01" calcext:value-type="float">
            <text:p>0.01</text:p>
          </table:table-cell>
          <table:table-cell/>
          <table:table-cell table:formula="of:=[.C5]/[.E5]" office:value-type="float" office:value="0.395" calcext:value-type="float">
            <text:p>0.395</text:p>
          </table:table-cell>
          <table:table-cell/>
          <table:table-cell table:formula="of:=[.D5]/[.E5]" office:value-type="float" office:value="0.16345" calcext:value-type="float">
            <text:p>0.16345</text:p>
          </table:table-cell>
          <table:table-cell/>
        </table:table-row>
        <table:table-row table:style-name="ro1">
          <table:table-cell table:formula="of:=[.B6]/[.E6]" office:value-type="float" office:value="0.015" calcext:value-type="float">
            <text:p>0.015</text:p>
          </table:table-cell>
          <table:table-cell table:formula="of:= ([.A23] + [.A24]  + [.A25]) / 3" office:value-type="float" office:value="0.0116666666666667" calcext:value-type="float">
            <text:p>0.011666666666667</text:p>
          </table:table-cell>
          <table:table-cell table:formula="of:=[.C6]/[.E6]" office:value-type="float" office:value="0.33" calcext:value-type="float">
            <text:p>0.33</text:p>
          </table:table-cell>
          <table:table-cell table:formula="of:=AVERAGE([.C23]; [.C35]; [.C25])" office:value-type="float" office:value="0.395" calcext:value-type="float">
            <text:p>0.395</text:p>
          </table:table-cell>
          <table:table-cell table:formula="of:=[.D6]/[.E6]" office:value-type="float" office:value="0.1241" calcext:value-type="float">
            <text:p>0.1241</text:p>
          </table:table-cell>
          <table:table-cell table:formula="of:=AVERAGE([.E23]; [.E24];[.E25])" office:value-type="float" office:value="0.148983333333333" calcext:value-type="float">
            <text:p>0.148983333333333</text:p>
          </table:table-cell>
        </table:table-row>
        <table:table-row table:style-name="ro1">
          <table:table-cell table:formula="of:=[.B7]/[.E7]" office:value-type="float" office:value="0.01" calcext:value-type="float">
            <text:p>0.01</text:p>
          </table:table-cell>
          <table:table-cell/>
          <table:table-cell table:formula="of:=[.C7]/[.E7]" office:value-type="float" office:value="0.395" calcext:value-type="float">
            <text:p>0.395</text:p>
          </table:table-cell>
          <table:table-cell/>
          <table:table-cell table:formula="of:=[.D7]/[.E7]" office:value-type="float" office:value="0.1594" calcext:value-type="float">
            <text:p>0.1594</text:p>
          </table:table-cell>
          <table:table-cell/>
        </table:table-row>
        <table:table-row table:style-name="ro1">
          <table:table-cell table:formula="of:=[.B8]/[.E8]" office:value-type="float" office:value="0.0253333333333333" calcext:value-type="float">
            <text:p>0.025333333333333</text:p>
          </table:table-cell>
          <table:table-cell/>
          <table:table-cell table:formula="of:=[.C8]/[.E8]" office:value-type="float" office:value="0.448" calcext:value-type="float">
            <text:p>0.448</text:p>
          </table:table-cell>
          <table:table-cell/>
          <table:table-cell table:formula="of:=[.D8]/[.E8]" office:value-type="float" office:value="0.178266666666667" calcext:value-type="float">
            <text:p>0.178266666666667</text:p>
          </table:table-cell>
          <table:table-cell/>
        </table:table-row>
        <table:table-row table:style-name="ro1">
          <table:table-cell table:formula="of:=[.B9]/[.E9]" office:value-type="float" office:value="0.0146666666666667" calcext:value-type="float">
            <text:p>0.014666666666667</text:p>
          </table:table-cell>
          <table:table-cell table:formula="of:=([.A26] + [.A27] + [.A28]) / 3" office:value-type="float" office:value="0.0164444444444444" calcext:value-type="float">
            <text:p>0.016444444444445</text:p>
          </table:table-cell>
          <table:table-cell table:formula="of:=[.C9]/[.E9]" office:value-type="float" office:value="0.44" calcext:value-type="float">
            <text:p>0.44</text:p>
          </table:table-cell>
          <table:table-cell table:formula="of:=AVERAGE([.C26]; [.C27]; [.C28])" office:value-type="float" office:value="0.437333333333333" calcext:value-type="float">
            <text:p>0.437333333333333</text:p>
          </table:table-cell>
          <table:table-cell table:formula="of:=[.D9]/[.E9]" office:value-type="float" office:value="0.18188" calcext:value-type="float">
            <text:p>0.18188</text:p>
          </table:table-cell>
          <table:table-cell table:formula="of:=AVERAGE([.E26]; [.E27];[.E28])" office:value-type="float" office:value="0.174231111111111" calcext:value-type="float">
            <text:p>0.174231111111111</text:p>
          </table:table-cell>
        </table:table-row>
        <table:table-row table:style-name="ro1">
          <table:table-cell table:formula="of:=[.B10]/[.E10]" office:value-type="float" office:value="0.00933333333333333" calcext:value-type="float">
            <text:p>0.009333333333333</text:p>
          </table:table-cell>
          <table:table-cell/>
          <table:table-cell table:formula="of:=[.C10]/[.E10]" office:value-type="float" office:value="0.424" calcext:value-type="float">
            <text:p>0.424</text:p>
          </table:table-cell>
          <table:table-cell/>
          <table:table-cell table:formula="of:=[.D10]/[.E10]" office:value-type="float" office:value="0.162546666666667" calcext:value-type="float">
            <text:p>0.162546666666667</text:p>
          </table:table-cell>
          <table:table-cell/>
        </table:table-row>
        <table:table-row table:style-name="ro1">
          <table:table-cell table:formula="of:=[.B11]/[.E11]" office:value-type="float" office:value="0.022" calcext:value-type="float">
            <text:p>0.022</text:p>
          </table:table-cell>
          <table:table-cell/>
          <table:table-cell table:formula="of:=[.C11]/[.E11]" office:value-type="float" office:value="0.421" calcext:value-type="float">
            <text:p>0.421</text:p>
          </table:table-cell>
          <table:table-cell/>
          <table:table-cell table:formula="of:=[.D11]/[.E11]" office:value-type="float" office:value="0.17676" calcext:value-type="float">
            <text:p>0.17676</text:p>
          </table:table-cell>
          <table:table-cell/>
        </table:table-row>
        <table:table-row table:style-name="ro1">
          <table:table-cell table:formula="of:=[.B12]/[.E12]" office:value-type="float" office:value="0.013" calcext:value-type="float">
            <text:p>0.013</text:p>
          </table:table-cell>
          <table:table-cell table:formula="of:=AVERAGE([.A29];[.A30]; [.A31])" office:value-type="float" office:value="0.018" calcext:value-type="float">
            <text:p>0.018</text:p>
          </table:table-cell>
          <table:table-cell table:formula="of:=[.C12]/[.E12]" office:value-type="float" office:value="0.412" calcext:value-type="float">
            <text:p>0.412</text:p>
          </table:table-cell>
          <table:table-cell table:formula="of:=AVERAGE([.C29]; [.C30]; [.C31])" office:value-type="float" office:value="0.425" calcext:value-type="float">
            <text:p>0.425</text:p>
          </table:table-cell>
          <table:table-cell table:formula="of:=[.D12]/[.E12]" office:value-type="float" office:value="0.17098" calcext:value-type="float">
            <text:p>0.17098</text:p>
          </table:table-cell>
          <table:table-cell table:formula="of:=AVERAGE([.E29];[.E30];[.E31])" office:value-type="float" office:value="0.17522" calcext:value-type="float">
            <text:p>0.17522</text:p>
          </table:table-cell>
        </table:table-row>
        <table:table-row table:style-name="ro1">
          <table:table-cell table:formula="of:=[.B13]/[.E13]" office:value-type="float" office:value="0.019" calcext:value-type="float">
            <text:p>0.019</text:p>
          </table:table-cell>
          <table:table-cell/>
          <table:table-cell table:formula="of:=[.C13]/[.E13]" office:value-type="float" office:value="0.442" calcext:value-type="float">
            <text:p>0.442</text:p>
          </table:table-cell>
          <table:table-cell/>
          <table:table-cell table:formula="of:=[.D13]/[.E13]" office:value-type="float" office:value="0.17792" calcext:value-type="float">
            <text:p>0.17792</text:p>
          </table:table-cell>
          <table:table-cell/>
        </table:table-row>
        <table:table-row table:style-name="ro1">
          <table:table-cell table:formula="of:=[.B14]/[.E14]" office:value-type="float" office:value="0.012" calcext:value-type="float">
            <text:p>0.012</text:p>
          </table:table-cell>
          <table:table-cell/>
          <table:table-cell table:formula="of:=[.C14]/[.E14]" office:value-type="float" office:value="0.444" calcext:value-type="float">
            <text:p>0.444</text:p>
          </table:table-cell>
          <table:table-cell/>
          <table:table-cell table:formula="of:=[.D14]/[.E14]" office:value-type="float" office:value="0.181213333333333" calcext:value-type="float">
            <text:p>0.181213333333333</text:p>
          </table:table-cell>
          <table:table-cell/>
        </table:table-row>
        <table:table-row table:style-name="ro1">
          <table:table-cell table:formula="of:=[.B15]/[.E15]" office:value-type="float" office:value="0.00933333333333333" calcext:value-type="float">
            <text:p>0.009333333333333</text:p>
          </table:table-cell>
          <table:table-cell table:formula="of:=AVERAGE([.A32];[.A33];[.A34])" office:value-type="float" office:value="0.0104444444444444" calcext:value-type="float">
            <text:p>0.010444444444445</text:p>
          </table:table-cell>
          <table:table-cell table:formula="of:=[.C15]/[.E15]" office:value-type="float" office:value="0.456666666666667" calcext:value-type="float">
            <text:p>0.456666666666667</text:p>
          </table:table-cell>
          <table:table-cell table:formula="of:=AVERAGE([.C32];[.C33];[.C34])" office:value-type="float" office:value="0.444888888888889" calcext:value-type="float">
            <text:p>0.444888888888889</text:p>
          </table:table-cell>
          <table:table-cell table:formula="of:=[.D15]/[.E15]" office:value-type="float" office:value="0.195406666666667" calcext:value-type="float">
            <text:p>0.195406666666667</text:p>
          </table:table-cell>
          <table:table-cell table:formula="of:=AVERAGE([.E32];[.E33];[.E34])" office:value-type="float" office:value="0.19016" calcext:value-type="float">
            <text:p>0.19016</text:p>
          </table:table-cell>
        </table:table-row>
        <table:table-row table:style-name="ro1">
          <table:table-cell table:formula="of:=[.B16]/[.E16]" office:value-type="float" office:value="0.01" calcext:value-type="float">
            <text:p>0.01</text:p>
          </table:table-cell>
          <table:table-cell/>
          <table:table-cell table:formula="of:=[.C16]/[.E16]" office:value-type="float" office:value="0.434" calcext:value-type="float">
            <text:p>0.434</text:p>
          </table:table-cell>
          <table:table-cell/>
          <table:table-cell table:formula="of:=[.D16]/[.E16]" office:value-type="float" office:value="0.19386" calcext:value-type="float">
            <text:p>0.19386</text:p>
          </table:table-cell>
          <table:table-cell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td_error</text:p>
          </table:table-cell>
          <table:table-cell office:value-type="string" calcext:value-type="string">
            <text:p>r50</text:p>
          </table:table-cell>
          <table:table-cell table:style-name="Default" office:value-type="string" calcext:value-type="string">
            <text:p>r200</text:p>
          </table:table-cell>
          <table:table-cell office:value-type="string" calcext:value-type="string">
            <text:p>r750</text:p>
          </table:table-cell>
          <table:table-cell table:style-name="Default" office:value-type="string" calcext:value-type="string">
            <text:p>r1000</text:p>
          </table:table-cell>
          <table:table-cell office:value-type="string" calcext:value-type="string">
            <text:p>r1500</text:p>
          </table:table-cell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formula="of:=STDEV([.A20:.A22])/SQRT(3)" office:value-type="float" office:value="0.0115470053837925" calcext:value-type="float">
            <text:p>0.011547005383793</text:p>
          </table:table-cell>
          <table:table-cell table:style-name="Default" table:formula="of:=STDEV([.A23:.A25])/SQRT(3)" office:value-type="float" office:value="0.00166666666666667" calcext:value-type="float">
            <text:p>0.001666666666667</text:p>
          </table:table-cell>
          <table:table-cell table:formula="of:=STDEV([.A26:.A28])/SQRT(3)" office:value-type="float" office:value="0.00470355788633705" calcext:value-type="float">
            <text:p>0.004703557886337</text:p>
          </table:table-cell>
          <table:table-cell table:style-name="Default" table:formula="of:=STDEV([.A29:.A31])/SQRT(3)" office:value-type="float" office:value="0.00264575131106459" calcext:value-type="float">
            <text:p>0.002645751311065</text:p>
          </table:table-cell>
          <table:table-cell table:formula="of:=STDEV([.A32:.A34])/SQRT(3)" office:value-type="float" office:value="0.000801233616769775" calcext:value-type="float">
            <text:p>0.00080123361677</text:p>
          </table:table-cell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formula="of:=STDEV([.C20:.C22])/SQRT(3)" office:value-type="float" office:value="0.0416333199893226" calcext:value-type="float">
            <text:p>0.041633319989323</text:p>
          </table:table-cell>
          <table:table-cell table:style-name="Default" table:formula="of:=STDEV([.C23:.C25])/SQRT(3)" office:value-type="float" office:value="0.0216666666666667" calcext:value-type="float">
            <text:p>0.021666666666667</text:p>
          </table:table-cell>
          <table:table-cell table:formula="of:=STDEV([.C26:.C28])/SQRT(3)" office:value-type="float" office:value="0.00705533682950558" calcext:value-type="float">
            <text:p>0.007055336829506</text:p>
          </table:table-cell>
          <table:table-cell table:style-name="Default" table:formula="of:=STDEV([.C29:.C31])/SQRT(3)" office:value-type="float" office:value="0.0088881944173156" calcext:value-type="float">
            <text:p>0.008888194417316</text:p>
          </table:table-cell>
          <table:table-cell table:formula="of:=STDEV([.C32:.C34])/SQRT(3)" office:value-type="float" office:value="0.00655837980594387" calcext:value-type="float">
            <text:p>0.006558379805944</text:p>
          </table:table-cell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STDEV([.E20:.E22])/SQRT(3)" office:value-type="float" office:value="0.0332165447396993" calcext:value-type="float">
            <text:p>0.033216544739699</text:p>
          </table:table-cell>
          <table:table-cell table:style-name="Default" table:formula="of:=STDEV([.E23:.E25])/SQRT(3)" office:value-type="float" office:value="0.0124964772813959" calcext:value-type="float">
            <text:p>0.012496477281396</text:p>
          </table:table-cell>
          <table:table-cell table:formula="of:=STDEV([.E26:.E28])/SQRT(3)" office:value-type="float" office:value="0.00593460826918188" calcext:value-type="float">
            <text:p>0.005934608269182</text:p>
          </table:table-cell>
          <table:table-cell table:style-name="Default" table:formula="of:=STDEV([.E29:.E31])/SQRT(3)" office:value-type="float" office:value="0.00214628360971549" calcext:value-type="float">
            <text:p>0.002146283609715</text:p>
          </table:table-cell>
          <table:table-cell table:formula="of:=STDEV([.E32:.E34])/SQRT(3)" office:value-type="float" office:value="0.00449555994946784" calcext:value-type="float">
            <text:p>0.004495559949468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float" office:value="0.02" calcext:value-type="float">
            <text:p>0.02</text:p>
          </table:table-cell>
          <table:table-cell office:value-type="float" office:value="0.36" calcext:value-type="float">
            <text:p>0.36</text:p>
          </table:table-cell>
          <table:table-cell office:value-type="float" office:value="0.165386666666667" calcext:value-type="float">
            <text:p>0.165386666666667</text:p>
          </table:table-cell>
        </table:table-row>
        <table:table-row table:style-name="ro1">
          <table:table-cell office:value-type="string" calcext:value-type="string">
            <text:p>r200</text:p>
          </table:table-cell>
          <table:table-cell office:value-type="float" office:value="0.0116666666666667" calcext:value-type="float">
            <text:p>0.011666666666667</text:p>
          </table:table-cell>
          <table:table-cell office:value-type="float" office:value="0.395" calcext:value-type="float">
            <text:p>0.395</text:p>
          </table:table-cell>
          <table:table-cell office:value-type="float" office:value="0.148983333333333" calcext:value-type="float">
            <text:p>0.148983333333333</text:p>
          </table:table-cell>
        </table:table-row>
        <table:table-row table:style-name="ro1">
          <table:table-cell office:value-type="string" calcext:value-type="string">
            <text:p>r750</text:p>
          </table:table-cell>
          <table:table-cell office:value-type="float" office:value="0.0164444444444444" calcext:value-type="float">
            <text:p>0.016444444444445</text:p>
          </table:table-cell>
          <table:table-cell office:value-type="float" office:value="0.437333333333333" calcext:value-type="float">
            <text:p>0.437333333333333</text:p>
          </table:table-cell>
          <table:table-cell office:value-type="float" office:value="0.174231111111111" calcext:value-type="float">
            <text:p>0.174231111111111</text:p>
          </table:table-cell>
        </table:table-row>
        <table:table-row table:style-name="ro1">
          <table:table-cell office:value-type="string" calcext:value-type="string">
            <text:p>r1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425" calcext:value-type="float">
            <text:p>0.425</text:p>
          </table:table-cell>
          <table:table-cell office:value-type="float" office:value="0.17522" calcext:value-type="float">
            <text:p>0.17522</text:p>
          </table:table-cell>
        </table:table-row>
        <table:table-row table:style-name="ro1">
          <table:table-cell office:value-type="string" calcext:value-type="string">
            <text:p>r1500</text:p>
          </table:table-cell>
          <table:table-cell office:value-type="float" office:value="0.0104444444444444" calcext:value-type="float">
            <text:p>0.010444444444445</text:p>
          </table:table-cell>
          <table:table-cell office:value-type="float" office:value="0.444888888888889" calcext:value-type="float">
            <text:p>0.444888888888889</text:p>
          </table:table-cell>
          <table:table-cell office:value-type="float" office:value="0.19016" calcext:value-type="float">
            <text:p>0.19016</text:p>
          </table:table-cell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200</text:p>
          </table:table-cell>
          <table:table-cell office:value-type="string" calcext:value-type="string">
            <text:p>r750</text:p>
          </table:table-cell>
          <table:table-cell office:value-type="string" calcext:value-type="string">
            <text:p>r1000</text:p>
          </table:table-cell>
          <table:table-cell office:value-type="string" calcext:value-type="string">
            <text:p>r15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11547005383793" calcext:value-type="float">
            <text:p>0.011547005383793</text:p>
          </table:table-cell>
          <table:table-cell office:value-type="float" office:value="0.001666666666667" calcext:value-type="float">
            <text:p>0.001666666666667</text:p>
          </table:table-cell>
          <table:table-cell office:value-type="float" office:value="0.004703557886337" calcext:value-type="float">
            <text:p>0.004703557886337</text:p>
          </table:table-cell>
          <table:table-cell office:value-type="float" office:value="0.002645751311065" calcext:value-type="float">
            <text:p>0.002645751311065</text:p>
          </table:table-cell>
          <table:table-cell office:value-type="float" office:value="0.00080123361677" calcext:value-type="float">
            <text:p>0.0008012336167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41633319989323" calcext:value-type="float">
            <text:p>0.041633319989323</text:p>
          </table:table-cell>
          <table:table-cell office:value-type="float" office:value="0.021666666666667" calcext:value-type="float">
            <text:p>0.021666666666667</text:p>
          </table:table-cell>
          <table:table-cell office:value-type="float" office:value="0.007055336829506" calcext:value-type="float">
            <text:p>0.007055336829506</text:p>
          </table:table-cell>
          <table:table-cell office:value-type="float" office:value="0.008888194417316" calcext:value-type="float">
            <text:p>0.008888194417316</text:p>
          </table:table-cell>
          <table:table-cell office:value-type="float" office:value="0.006558379805944" calcext:value-type="float">
            <text:p>0.006558379805944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33216544739699" calcext:value-type="float">
            <text:p>0.033216544739699</text:p>
          </table:table-cell>
          <table:table-cell office:value-type="float" office:value="0.012496477281396" calcext:value-type="float">
            <text:p>0.012496477281396</text:p>
          </table:table-cell>
          <table:table-cell office:value-type="float" office:value="0.005934608269182" calcext:value-type="float">
            <text:p>0.005934608269182</text:p>
          </table:table-cell>
          <table:table-cell office:value-type="float" office:value="0.002146283609715" calcext:value-type="float">
            <text:p>0.002146283609715</text:p>
          </table:table-cell>
          <table:table-cell office:value-type="float" office:value="0.004495559949468" calcext:value-type="float">
            <text:p>0.0044955599494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1:58:04.244900698</meta:creation-date>
    <dc:date>2021-04-14T17:26:33.764590359</dc:date>
    <meta:editing-duration>PT9M1S</meta:editing-duration>
    <meta:editing-cycles>5</meta:editing-cycles>
    <meta:generator>LibreOffice/6.0.7.3$Linux_X86_64 LibreOffice_project/00m0$Build-3</meta:generator>
    <meta:document-statistic meta:table-count="3" meta:cell-count="214" meta:object-count="0"/>
  </office:meta>
</office:document-meta>
</file>